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family-generic="script" style:font-pitch="variable"/>
    <style:font-face style:name="Comic Sans MS1" svg:font-family="'Comic Sans MS'" style:font-adornments="標準" style:font-family-generic="script" style:font-pitch="variable"/>
    <style:font-face style:name="さざなみ明朝1" svg:font-family="さざなみ明朝"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5cm" draw:fill="none" draw:textarea-vertical-align="middle"/>
    </style:style>
    <style:style style:name="gr6" style:family="graphic" style:parent-style-name="objectwithoutfill">
      <style:graphic-properties draw:stroke="dash" draw:stroke-dash="Fine_20_Dashed" draw:marker-end="Arrow" draw:marker-end-width="0.5cm" draw:fill="none" draw:textarea-vertical-align="middle"/>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text-properties style:font-name="Comic Sans MS1" fo:font-size="30pt" style:font-size-asian="30pt" style:font-size-complex="18pt"/>
    </style:style>
    <style:style style:name="P3" style:family="paragraph">
      <style:paragraph-properties fo:text-align="center"/>
      <style:text-properties style:font-name="Comic Sans MS1" fo:font-size="25pt" style:font-size-asian="25pt" style:font-size-complex="18pt"/>
    </style:style>
    <style:style style:name="P4" style:family="paragraph">
      <style:text-properties fo:font-size="25pt" fo:font-weight="normal" style:font-size-asian="25pt" style:font-size-complex="18pt"/>
    </style:style>
    <style:style style:name="T1" style:family="text">
      <style:text-properties style:font-name="Comic Sans MS1" fo:font-size="30pt" style:font-size-asian="30pt" style:font-size-complex="18pt"/>
    </style:style>
    <style:style style:name="T2" style:family="text">
      <style:text-properties style:font-name="Comic Sans MS1" fo:font-size="25pt" style:font-size-asian="25pt" style:font-size-complex="18pt"/>
    </style:style>
    <style:style style:name="T3" style:family="text">
      <style:text-properties fo:font-size="25pt" fo:font-weight="normal" style:font-size-asian="25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xml:id="id3" draw:id="id3" draw:layer="layout" svg:width="0.8cm" svg:height="0.8cm" svg:x="17.2cm" svg:y="10cm">
          <text:p/>
          <draw:enhanced-geometry svg:viewBox="0 0 21600 21600" draw:type="rectangle" draw:enhanced-path="M 0 0 L 21600 0 21600 21600 0 21600 0 0 Z N"/>
        </draw:custom-shape>
        <draw:custom-shape draw:style-name="gr1" draw:text-style-name="P1" xml:id="id1" draw:id="id1" draw:layer="layout" svg:width="0.8cm" svg:height="0.8cm" svg:x="13.5cm" svg:y="3.8cm">
          <text:p/>
          <draw:enhanced-geometry svg:viewBox="0 0 21600 21600" draw:type="rectangle" draw:enhanced-path="M 0 0 L 21600 0 21600 21600 0 21600 0 0 Z N"/>
        </draw:custom-shape>
        <draw:custom-shape draw:style-name="gr1" draw:text-style-name="P1" xml:id="id6" draw:id="id6" draw:layer="layout" svg:width="0.8cm" svg:height="0.8cm" svg:x="17.9cm" svg:y="7.6cm">
          <text:p/>
          <draw:enhanced-geometry svg:viewBox="0 0 21600 21600" draw:type="rectangle" draw:enhanced-path="M 0 0 L 21600 0 21600 21600 0 21600 0 0 Z N"/>
        </draw:custom-shape>
        <draw:custom-shape draw:style-name="gr1" draw:text-style-name="P1" xml:id="id7" draw:id="id7" draw:layer="layout" svg:width="0.8cm" svg:height="0.8cm" svg:x="16.2cm" svg:y="5.7cm">
          <text:p/>
          <draw:enhanced-geometry svg:viewBox="0 0 21600 21600" draw:mirror-horizontal="false" draw:mirror-vertical="false" draw:type="rectangle" draw:enhanced-path="M 0 0 L 21600 0 21600 21600 0 21600 0 0 Z N"/>
        </draw:custom-shape>
        <draw:line draw:style-name="gr2" draw:text-style-name="P1" draw:layer="layout" svg:x1="1.6cm" svg:y1="2.9cm" svg:x2="28.3cm" svg:y2="2.9cm">
          <text:p/>
        </draw:line>
        <draw:frame draw:style-name="gr3" draw:text-style-name="P2" draw:layer="layout" svg:width="3.258cm" svg:height="1.728cm" svg:x="1.9cm" svg:y="3cm">
          <draw:text-box>
            <text:p><text:span text:style-name="T1">C</text:span><text:span text:style-name="T1">言語</text:span></text:p>
          </draw:text-box>
        </draw:frame>
        <draw:frame draw:style-name="gr3" draw:text-style-name="P2" draw:layer="layout" svg:width="3.639cm" svg:height="1.728cm" svg:x="1.7cm" svg:y="0.9cm">
          <draw:text-box>
            <text:p><text:span text:style-name="T1">OCaml</text:span></text:p>
          </draw:text-box>
        </draw:frame>
        <draw:custom-shape draw:style-name="gr4" draw:text-style-name="P3" draw:layer="layout" svg:width="13.3cm" svg:height="1.369cm" svg:x="12.7cm" svg:y="3.3cm">
          <text:p text:style-name="P1"><text:span text:style-name="T2">caml_enter_blocking_s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2" draw:id="id2" draw:layer="layout" svg:width="13.8cm" svg:height="1.369cm" svg:x="8.5cm" svg:y="9.5cm">
          <text:p text:style-name="P1"><text:span text:style-name="T2">caml_process_pending_signa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curve" svg:x1="13.9cm" svg:y1="4.6cm" svg:x2="15.4cm" svg:y2="9.5cm" draw:start-shape="id1" draw:start-glue-point="2" draw:end-shape="id2" draw:end-glue-point="0" svg:d="m13900 4600c0 3675 1500 1225 1500 4900" svg:viewBox="0 0 1501 4901">
          <text:p/>
        </draw:connector>
        <draw:custom-shape draw:style-name="gr4" draw:text-style-name="P1" xml:id="id4" draw:id="id4" draw:layer="layout" svg:width="13.1cm" svg:height="1.8cm" svg:x="11.5cm" svg:y="17.7cm">
          <text:p text:style-name="P1"><text:span text:style-name="T2">caml_pending_signals[NSIG]</text:span></text:p>
          <draw:enhanced-geometry svg:viewBox="0 0 21600 21600" draw:type="rectangle" draw:enhanced-path="M 0 0 L 21600 0 21600 21600 0 21600 0 0 Z N"/>
        </draw:custom-shape>
        <draw:custom-shape draw:style-name="gr4" draw:text-style-name="P3" xml:id="id5" draw:id="id5" draw:layer="layout" svg:width="10.187cm" svg:height="1.369cm" svg:x="6.8cm" svg:y="12.3cm">
          <text:p text:style-name="P1"><text:span text:style-name="T2">caml_execute_sig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type="curve" svg:x1="17.6cm" svg:y1="10.8cm" svg:x2="18.05cm" svg:y2="17.7cm" draw:start-shape="id3" draw:start-glue-point="2" draw:end-shape="id4" svg:d="m17600 10800c0 5175 450 1725 450 6900" svg:viewBox="0 0 451 6901">
          <text:p/>
        </draw:connector>
        <draw:connector draw:style-name="gr5" draw:text-style-name="P1" draw:layer="layout" draw:type="curve" svg:x1="15.4cm" svg:y1="10.869cm" svg:x2="11.893cm" svg:y2="12.3cm" draw:start-shape="id2" draw:start-glue-point="2" draw:end-shape="id5" svg:d="m15400 10869c0 1072-3507 357-3507 1431" svg:viewBox="0 0 3508 1432">
          <text:p/>
        </draw:connector>
        <draw:custom-shape draw:style-name="gr4" draw:text-style-name="P3" draw:layer="layout" svg:width="13.3cm" svg:height="1.369cm" svg:x="14.6cm" svg:y="5.2cm">
          <text:p text:style-name="P1"><text:span text:style-name="T2">caml_leave_blocking_s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11.6cm" svg:height="1.369cm" svg:x="16.9cm" svg:y="7.1cm">
          <text:p text:style-name="P1"><text:span text:style-name="T2">caml_garbage_coll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curve" svg:x1="18.3cm" svg:y1="8.4cm" svg:x2="15.4cm" svg:y2="9.5cm" draw:start-shape="id6" draw:start-glue-point="2" draw:end-shape="id2" draw:end-glue-point="0" svg:d="m18300 8400c0 825-2900 275-2900 1100" svg:viewBox="0 0 2901 1101">
          <text:p/>
        </draw:connector>
        <draw:connector draw:style-name="gr5" draw:text-style-name="P1" draw:layer="layout" draw:type="curve" svg:x1="16.6cm" svg:y1="6.5cm" svg:x2="15.4cm" svg:y2="9.5cm" draw:start-shape="id7" draw:start-glue-point="2" draw:end-shape="id2" svg:d="m16600 6500c0 2250-1200 750-1200 3000" svg:viewBox="0 0 1201 3001">
          <text:p/>
        </draw:connector>
        <draw:frame draw:style-name="gr7" draw:text-style-name="P4" draw:layer="layout" svg:width="6.8cm" svg:height="1.369cm" svg:x="17.9cm" svg:y="11.5cm">
          <draw:text-box>
            <text:p><text:span text:style-name="T3">フラグチェック</text:span></text:p>
          </draw:text-box>
        </draw:frame>
        <draw:custom-shape draw:style-name="gr4" draw:text-style-name="P3" xml:id="id8" draw:id="id8" draw:layer="layout" svg:width="9.1cm" svg:height="1.369cm" svg:x="18.3cm" svg:y="13.531cm">
          <text:p text:style-name="P1"><text:span text:style-name="T2">caml_record_sign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curve" svg:x1="22.85cm" svg:y1="14.9cm" svg:x2="18.05cm" svg:y2="17.7cm" draw:start-shape="id8" draw:end-shape="id4" svg:d="m22850 14900c0 2100-4800 700-4800 2800" svg:viewBox="0 0 4801 2801">
          <text:p/>
        </draw:connector>
        <draw:frame draw:style-name="gr7" draw:text-style-name="P4" draw:layer="layout" svg:width="6.8cm" svg:height="1.369cm" svg:x="21.9cm" svg:y="16.1cm">
          <draw:text-box>
            <text:p><text:span text:style-name="T3">フラグ立てる</text:span></text:p>
          </draw:text-box>
        </draw:frame>
        <draw:custom-shape draw:style-name="gr8" draw:text-style-name="P1" draw:layer="layout" svg:width="7.7cm" svg:height="3.5cm" svg:x="22.9cm" svg:y="8.6cm">
          <text:p text:style-name="P1"><text:span text:style-name="T2">誰が呼ぶ？</text:span></text:p>
          <draw:enhanced-geometry svg:viewBox="0 0 21600 21600" draw:text-areas="3000 3320 17110 17330" draw:type="cloud-callout" draw:modifiers="6616.59524737047 31823.136246786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1" xml:id="id9" draw:id="id9" draw:layer="layout" svg:width="13.1cm" svg:height="1.8cm" svg:x="1.4cm" svg:y="15.4cm">
          <text:p text:style-name="P1"><text:span text:style-name="T2">caml_signal_handlers[NSIG]</text:span></text:p>
          <draw:enhanced-geometry svg:viewBox="0 0 21600 21600" draw:type="rectangle" draw:enhanced-path="M 0 0 L 21600 0 21600 21600 0 21600 0 0 Z N"/>
        </draw:custom-shape>
        <draw:custom-shape draw:style-name="gr4" draw:text-style-name="P3" xml:id="id12" draw:id="id12" draw:layer="layout" svg:width="3.9cm" svg:height="1.369cm" svg:x="9.5cm" svg:y="1.3cm">
          <text:p text:style-name="P1"><text:span text:style-name="T2">fu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type="curve" svg:x1="11.893cm" svg:y1="13.669cm" svg:x2="7.95cm" svg:y2="15.4cm" draw:start-shape="id5" draw:end-shape="id9" svg:d="m11893 13669c0 1299-3943 434-3943 1731" svg:viewBox="0 0 3944 1732">
          <text:p/>
        </draw:connector>
        <draw:connector draw:style-name="gr5" draw:text-style-name="P1" draw:layer="layout" draw:type="curve" svg:x1="6.8cm" svg:y1="12.984cm" svg:x2="5.7cm" svg:y2="9.169cm" draw:start-shape="id5" draw:start-glue-point="3" draw:end-shape="id10" draw:end-glue-point="2" svg:d="m6800 12984c-734 0-1100-1271-1100-3815" svg:viewBox="0 0 1101 3816">
          <text:p/>
        </draw:connector>
        <draw:custom-shape draw:style-name="gr4" draw:text-style-name="P3" xml:id="id10" draw:id="id10" draw:layer="layout" svg:width="8.6cm" svg:height="1.369cm" svg:x="1.4cm" svg:y="7.8cm">
          <text:p text:style-name="P1"><text:span text:style-name="T2">caml_callback_ex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11" draw:id="id11" draw:layer="layout" svg:width="9.308cm" svg:height="1.369cm" svg:x="1.2cm" svg:y="4.7cm">
          <text:p text:style-name="P1"><text:span text:style-name="T2">caml_start_progra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curve" svg:x1="5.7cm" svg:y1="7.8cm" svg:x2="5.854cm" svg:y2="6.069cm" draw:start-shape="id10" draw:end-shape="id11" svg:d="m5700 7800c0-1299 154-434 154-1731" svg:viewBox="0 0 155 1732">
          <text:p/>
        </draw:connector>
        <draw:connector draw:style-name="gr5" draw:text-style-name="P1" draw:layer="layout" draw:type="curve" svg:x1="5.854cm" svg:y1="4.7cm" svg:x2="9.5cm" svg:y2="1.984cm" draw:start-shape="id11" draw:end-shape="id12" draw:end-glue-point="3" svg:d="m5854 4700c0-1811 1215-2716 3646-2716" svg:viewBox="0 0 3647 2717">
          <text:p/>
        </draw:connector>
        <draw:frame draw:style-name="gr7" draw:text-style-name="P4" draw:layer="layout" svg:width="6.8cm" svg:height="1.369cm" svg:x="3cm" svg:y="13.9cm">
          <draw:text-box>
            <text:p><text:span text:style-name="T3">関数を検索</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family-generic="script" style:font-pitch="variable"/>
    <style:font-face style:name="Comic Sans MS1" svg:font-family="'Comic Sans MS'" style:font-adornments="標準" style:font-family-generic="script" style:font-pitch="variable"/>
    <style:font-face style:name="さざなみ明朝1" svg:font-family="さざなみ明朝"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さざなみ明朝"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draw:stroke-dash="Dash_20_1"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3-08-22T17:44:46.984977356</meta:creation-date>
    <dc:date>2013-08-23T16:49:41.849897659</dc:date>
    <dc:creator>Okabe Kiwamu</dc:creator>
    <meta:editing-duration>PT48M8S</meta:editing-duration>
    <meta:editing-cycles>86</meta:editing-cycles>
    <meta:generator>LibreOffice/4.1.0.4$Linux_X86_64 LibreOffice_project/410m0$Build-4</meta:generator>
    <meta:document-statistic meta:object-count="32"/>
  </office:meta>
</office:document-meta>
</file>